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202500005E450000313DF8C2C34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8pt" style:font-size-asian="7pt" style:font-size-complex="8pt"/>
    </style:style>
    <style:style style:name="P4" style:family="paragraph" style:parent-style-name="Standard" style:list-style-name="L1">
      <style:paragraph-properties fo:margin-left="0.2638in" fo:margin-right="0in" fo:text-indent="0in" style:auto-text-indent="false"/>
      <style:text-properties fo:font-size="8pt" style:font-size-asian="8pt" style:font-size-complex="8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спределение типов вершинных полиэдров<text:span text:style-name="T1">(1)</text:span>.</text:p>
      <text:p text:style-name="P2"/>
      <text:list text:style-name="L1">
        <text:list-item>
          <text:p text:style-name="P4">Логарифмическая шкала, триангуляции упорядочены алфавиту.</text:p>
        </text:list-item>
      </text:list>
      <text:p text:style-name="P3"><draw:frame draw:style-name="fr1" draw:name="graphics1" text:anchor-type="paragraph" svg:width="6.9252in" svg:height="3.6165in" draw:z-index="0"><draw:image xlink:href="Pictures/2000202500005E450000313DF8C2C346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26T21:43:05</meta:creation-date>
    <dc:date>2008-04-27T08:14:31</dc:date>
    <meta:editing-cycles>5</meta:editing-cycles>
    <meta:editing-duration>PT6M3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10" meta:character-count="100"/>
  </office:meta>
</office:document-meta>
</file>